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81cm" svg:stroke-color="#355269" draw:fill="none" draw:fill-color="#ffffff" draw:fill-gradient-name="Shapes" draw:textarea-horizontal-align="justify" draw:textarea-vertical-align="middle" draw:auto-grow-height="false" fo:min-height="0.748cm" fo:min-width="0.498cm" fo:padding-top="0.165cm" fo:padding-bottom="0.165cm" fo:padding-left="0.29cm" fo:padding-right="0.29cm"/>
    </style:style>
    <style:style style:name="gr2" style:family="graphic" style:parent-style-name="standard">
      <style:graphic-properties draw:stroke="solid" svg:stroke-width="0.081cm" svg:stroke-color="#127622" draw:fill="none" draw:fill-color="#ffffff" draw:fill-gradient-name="Shapes" draw:textarea-horizontal-align="justify" draw:textarea-vertical-align="middle" draw:auto-grow-height="false" fo:min-height="1.81cm" fo:min-width="8.518cm" fo:padding-top="0.165cm" fo:padding-bottom="0.165cm" fo:padding-left="0.29cm" fo:padding-right="0.29cm"/>
    </style:style>
    <style:style style:name="gr3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2.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2.36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949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2">
      <style:graphic-properties draw:stroke="solid" svg:stroke-width="0.081cm" svg:stroke-color="#3465a4" draw:marker-start="" draw:marker-start-width="0.321cm" draw:marker-start-center="false" draw:marker-end="" draw:marker-end-width="0.321cm" draw:marker-end-center="false" draw:fill="solid" draw:fill-color="#729fc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7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766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>
      <style:graphic-properties draw:stroke="solid" svg:stroke-width="0.081cm" svg:stroke-color="#127622" draw:fill="none" draw:fill-color="#ffffff" draw:fill-gradient-name="Shapes" draw:textarea-horizontal-align="justify" draw:textarea-vertical-align="middle" draw:auto-grow-height="false" fo:min-height="1.059cm" fo:min-width="8.564cm" fo:padding-top="0.165cm" fo:padding-bottom="0.165cm" fo:padding-left="0.29cm" fo:padding-right="0.29cm"/>
    </style:style>
    <style:style style:name="gr9" style:family="graphic" style:parent-style-name="standard">
      <style:graphic-properties draw:stroke="solid" svg:stroke-width="0.081cm" svg:stroke-color="#127622" draw:fill="none" draw:fill-color="#ffffff" draw:textarea-horizontal-align="justify" draw:textarea-vertical-align="middle" draw:auto-grow-height="false" fo:min-height="1.167cm" fo:min-width="8.564cm" fo:padding-top="0.165cm" fo:padding-bottom="0.165cm" fo:padding-left="0.29cm" fo:padding-right="0.29cm"/>
    </style:style>
    <style:style style:name="gr10" style:family="graphic" style:parent-style-name="standard">
      <style:graphic-properties draw:stroke="solid" svg:stroke-width="0.081cm" svg:stroke-color="#127622" draw:fill="none" draw:fill-color="#ffffff" draw:fill-gradient-name="Shapes" draw:textarea-horizontal-align="justify" draw:textarea-vertical-align="middle" draw:auto-grow-height="false" fo:min-height="1.321cm" fo:min-width="8.518cm" fo:padding-top="0.165cm" fo:padding-bottom="0.165cm" fo:padding-left="0.29cm" fo:padding-right="0.29cm"/>
    </style:style>
    <style:style style:name="gr11" style:family="graphic" style:parent-style-name="standard" style:list-style-name="L2">
      <style:graphic-properties draw:stroke="solid" svg:stroke-width="0.081cm" svg:stroke-color="#3465a4" draw:marker-start="" draw:marker-start-width="0.321cm" draw:marker-start-center="false" draw:marker-end="" draw:marker-end-width="0.321cm" draw:marker-end-center="false" draw:fill="solid" draw:fill-color="#729fc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12" style:family="graphic" style:parent-style-name="standard" style:list-style-name="L2">
      <style:graphic-properties draw:stroke="solid" svg:stroke-width="0.081cm" svg:stroke-color="#3465a4" draw:marker-start="" draw:marker-start-width="0.321cm" draw:marker-start-center="false" draw:marker-end="" draw:marker-end-width="0.321cm" draw:marker-end-center="false" draw:fill="solid" draw:fill-color="#729fc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13" style:family="graphic" style:parent-style-name="standard">
      <style:graphic-properties draw:stroke="solid" svg:stroke-width="0.081cm" svg:stroke-color="#355269" draw:fill="none" draw:fill-color="#ffffff" draw:fill-gradient-name="Shapes" draw:textarea-horizontal-align="justify" draw:textarea-vertical-align="middle" draw:auto-grow-height="false" fo:min-height="0.723cm" fo:min-width="0.487cm" fo:padding-top="0.165cm" fo:padding-bottom="0.165cm" fo:padding-left="0.29cm" fo:padding-right="0.29cm"/>
    </style:style>
    <style:style style:name="gr14" style:family="graphic" style:parent-style-name="objectwithoutfill" style:list-style-name="L2">
      <style:graphic-properties svg:stroke-width="0.081cm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5" style:family="graphic" style:parent-style-name="objectwithoutfill" style:list-style-name="L2">
      <style:graphic-properties svg:stroke-width="0.081cm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6" style:family="graphic" style:parent-style-name="objectwithoutfill" style:list-style-name="L2">
      <style:graphic-properties svg:stroke-width="0.081cm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7" style:family="graphic" style:parent-style-name="objectwithoutfill" style:list-style-name="L2">
      <style:graphic-properties svg:stroke-width="0.081cm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8" style:family="graphic" style:parent-style-name="objectwithoutfill" style:list-style-name="L2">
      <style:graphic-properties svg:stroke-width="0.081cm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9" style:family="graphic" style:parent-style-name="objectwithoutfill" style:list-style-name="L2">
      <style:graphic-properties svg:stroke-width="0.081cm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20" style:family="graphic" style:parent-style-name="objectwithoutfill" style:list-style-name="L2">
      <style:graphic-properties svg:stroke-width="0.081cm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21" style:family="graphic" style:parent-style-name="standard" style:list-style-name="L2">
      <style:graphic-properties draw:stroke="solid" svg:stroke-width="0.081cm" svg:stroke-color="#3465a4" draw:marker-start="" draw:marker-start-width="0.321cm" draw:marker-start-center="false" draw:marker-end="" draw:marker-end-width="0.321cm" draw:marker-end-center="false" draw:fill="solid" draw:fill-color="#729fc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22" style:family="graphic" style:parent-style-name="standard" style:list-style-name="L2">
      <style:graphic-properties draw:stroke="solid" svg:stroke-width="0.081cm" svg:stroke-color="#3465a4" draw:marker-start="" draw:marker-start-width="0.321cm" draw:marker-start-center="false" draw:marker-end="" draw:marker-end-width="0.321cm" draw:marker-end-center="false" draw:fill="solid" draw:fill-color="#729fc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23" style:family="graphic" style:parent-style-name="standard" style:list-style-name="L2">
      <style:graphic-properties draw:stroke="solid" svg:stroke-width="0.081cm" svg:stroke-color="#3465a4" draw:marker-start="" draw:marker-start-width="0.321cm" draw:marker-start-center="false" draw:marker-end="" draw:marker-end-width="0.321cm" draw:marker-end-center="false" draw:fill="solid" draw:fill-color="#729fc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24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949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949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766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766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766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949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94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2">
      <style:graphic-properties draw:stroke="solid" svg:stroke-width="0.081cm" svg:stroke-color="#3465a4" draw:marker-start="" draw:marker-start-width="0.321cm" draw:marker-start-center="false" draw:marker-end="" draw:marker-end-width="0.321cm" draw:marker-end-center="false" draw:fill="solid" draw:fill-color="#729fc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32" style:family="graphic" style:parent-style-name="standard">
      <style:graphic-properties draw:stroke="solid" svg:stroke-width="0.081cm" svg:stroke-color="#127622" draw:fill="none" draw:fill-color="#ffffff" draw:fill-gradient-name="Shapes" draw:textarea-horizontal-align="justify" draw:textarea-vertical-align="middle" draw:auto-grow-height="false" fo:min-height="0.813cm" fo:min-width="8.518cm" fo:padding-top="0.165cm" fo:padding-bottom="0.165cm" fo:padding-left="0.29cm" fo:padding-right="0.29cm"/>
    </style:style>
    <style:style style:name="gr33" style:family="graphic" style:parent-style-name="standard" style:list-style-name="L2">
      <style:graphic-properties draw:stroke="solid" svg:stroke-width="0.081cm" svg:stroke-color="#3465a4" draw:marker-start="" draw:marker-start-width="0.321cm" draw:marker-start-center="false" draw:marker-end="" draw:marker-end-width="0.321cm" draw:marker-end-center="false" draw:fill="solid" draw:fill-color="#729fc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34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949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 draw:fill-gradient-name="Shapes"/>
      <style:paragraph-properties fo:text-align="center"/>
      <style:text-properties fo:color="#355269" style:font-name="Liberation Sans" fo:font-size="14pt" fo:font-weight="bold" style:font-size-asian="20pt" style:font-size-complex="20pt"/>
    </style:style>
    <style:style style:name="P3" style:family="paragraph">
      <loext:graphic-properties draw:fill="none" draw:fill-color="#ffffff" draw:fill-gradient-name="Shapes"/>
      <style:paragraph-properties fo:text-align="center"/>
      <style:text-properties fo:color="#127622" style:font-name="Liberation Sans" fo:font-size="14pt" fo:font-weight="bold" style:font-size-asian="18pt" style:font-size-complex="18pt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Lucida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ffffff"/>
      <style:paragraph-properties fo:text-align="center"/>
      <style:text-properties fo:color="#127622" style:font-name="Liberation Sans" fo:font-size="13pt" fo:font-weight="bold" style:font-size-asian="16pt" style:font-size-complex="16pt"/>
    </style:style>
    <style:style style:name="P11" style:family="paragraph">
      <loext:graphic-properties draw:fill="solid"/>
      <style:paragraph-properties fo:margin-left="0cm" fo:margin-right="0cm" fo:text-align="center" fo:text-indent="0cm"/>
    </style:style>
    <style:style style:name="T1" style:family="text">
      <style:text-properties fo:color="#355269" style:font-name="Liberation Sans" fo:font-size="20pt" fo:font-weight="bold" style:font-size-asian="20pt" style:font-size-complex="20pt"/>
    </style:style>
    <style:style style:name="T2" style:family="text">
      <style:text-properties fo:color="#127622" style:font-name="Liberation Sans" fo:font-size="18pt" fo:font-weight="bold" style:font-size-asian="18pt" style:font-size-complex="18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Microsoft YaHei" style:font-size-asian="20pt" style:font-style-asian="normal" style:font-weight-asian="bold" style:font-name-complex="Lucida 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24cm" svg:height="1.524cm" svg:x="3.286cm" svg:y="3.159cm">
          <text:p text:style-name="P1"><text:span text:style-name="T1">C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9.098cm" svg:height="2.14cm" svg:x="17.027cm" svg:y="1.289cm">
          <text:p text:style-name="P1"><text:span text:style-name="T2">Provide Matched Courses</text:span></text:p>
          <text:p text:style-name="P1"><text:span text:style-name="T2">With the Keywo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18.192cm" svg:height="4.186cm" svg:x="1.985cm" svg:y="15.224cm">
          <draw:text-box>
            <text:p text:style-name="P4"><text:span text:style-name="T3">C1 = User entered search keyword</text:span></text:p>
            <text:p text:style-name="P4"><text:span text:style-name="T3">C2 = Filter by Free Course</text:span></text:p>
            <text:p text:style-name="P4"><text:span text:style-name="T3">C3 = Filter by Top-Rated Course</text:span></text:p>
            <text:p text:style-name="P4"><text:span text:style-name="T3">C4 = Filter by Last Updated Course</text:span></text:p>
            <text:p text:style-name="P4"><text:span text:style-name="T3">C5 = Just Clicked Search</text:span></text:p>
          </draw:text-box>
        </draw:frame>
        <draw:frame draw:style-name="gr4" draw:text-style-name="P6" draw:layer="layout" svg:width="13.483cm" svg:height="2.612cm" svg:x="11.096cm" svg:y="19.215cm">
          <draw:text-box>
            <text:p text:style-name="P4"><text:span text:style-name="T4">Decision Tree for Searching Course</text:span></text:p>
            <text:p text:style-name="P4"><text:span text:style-name="T4"><text:s/></text:span></text:p>
          </draw:text-box>
        </draw:frame>
        <draw:frame draw:style-name="gr5" draw:text-style-name="P7" draw:layer="layout" svg:width="1.097cm" svg:height="1.199cm" svg:x="7.523cm" svg:y="10.088cm">
          <draw:text-box>
            <text:p text:style-name="P4"><text:span text:style-name="T5">N</text:span></text:p>
          </draw:text-box>
        </draw:frame>
        <draw:line draw:style-name="gr6" draw:text-style-name="P8" draw:layer="layout" svg:x1="9.128cm" svg:y1="2.397cm" svg:x2="17.129cm" svg:y2="2.408cm">
          <text:p/>
        </draw:line>
        <draw:frame draw:style-name="gr7" draw:text-style-name="P9" draw:layer="layout" svg:width="1.208cm" svg:height="1.195cm" svg:x="5.888cm" svg:y="1.635cm">
          <draw:text-box>
            <text:p text:style-name="P4"><text:span text:style-name="T6">Y</text:span></text:p>
          </draw:text-box>
        </draw:frame>
        <draw:custom-shape draw:style-name="gr8" draw:text-style-name="P3" draw:layer="layout" svg:width="9.144cm" svg:height="1.389cm" svg:x="17.008cm" svg:y="3.929cm">
          <text:p text:style-name="P1"><text:span text:style-name="T2">Provide All Free Cours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9.144cm" svg:height="1.497cm" svg:x="17.008cm" svg:y="5.942cm">
          <text:p text:style-name="P1"><text:span text:style-name="T2">Provide All </text:span></text:p>
          <text:p text:style-name="P1"><text:span text:style-name="T2">Top-Rated Cours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9.098cm" svg:height="1.651cm" svg:x="17.081cm" svg:y="8.044cm">
          <text:p text:style-name="P1"><text:span text:style-name="T2">Provide All </text:span></text:p>
          <text:p text:style-name="P1"><text:span text:style-name="T2">Last Updated Cour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8" draw:layer="layout" svg:x1="4.502cm" svg:y1="4.518cm" svg:x2="5.753cm" svg:y2="5.961cm">
          <text:p/>
        </draw:line>
        <draw:line draw:style-name="gr12" draw:text-style-name="P8" draw:layer="layout" svg:x1="11.641cm" svg:y1="4.707cm" svg:x2="16.975cm" svg:y2="4.707cm">
          <text:p/>
        </draw:line>
        <draw:custom-shape draw:style-name="gr13" draw:text-style-name="P2" draw:layer="layout" svg:width="1.509cm" svg:height="1.489cm" svg:x="5.36cm" svg:y="5.842cm">
          <text:p text:style-name="P1"><text:span text:style-name="T1">C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4" draw:text-style-name="P11" draw:layer="layout" svg:x1="4.683cm" svg:y1="3.54cm" svg:x2="9.255cm" svg:y2="2.397cm">
          <text:p/>
        </draw:line>
        <draw:line draw:style-name="gr15" draw:text-style-name="P11" draw:layer="layout" svg:x1="6.842cm" svg:y1="6.207cm" svg:x2="11.668cm" svg:y2="4.683cm">
          <text:p/>
        </draw:line>
        <draw:custom-shape draw:style-name="gr1" draw:text-style-name="P2" draw:layer="layout" svg:width="1.524cm" svg:height="1.524cm" svg:x="6.896cm" svg:y="8.493cm">
          <text:p text:style-name="P1"><text:span text:style-name="T1">C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draw:layer="layout" svg:width="1.524cm" svg:height="1.524cm" svg:x="8.62cm" svg:y="10.906cm">
          <text:p text:style-name="P1"><text:span text:style-name="T1">C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3" draw:layer="layout" svg:width="9.098cm" svg:height="1.651cm" svg:x="17.075cm" svg:y="11.071cm">
          <text:p text:style-name="P1"><text:span text:style-name="T2">Provide All </text:span></text:p>
          <text:p text:style-name="P1"><text:span text:style-name="T2"><text:s/></text:span><text:span text:style-name="T2">Cour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11" draw:layer="layout" svg:x1="6.588cm" svg:y1="7.223cm" svg:x2="7.35cm" svg:y2="8.62cm">
          <text:p/>
        </draw:line>
        <draw:line draw:style-name="gr17" draw:text-style-name="P11" draw:layer="layout" svg:x1="13.192cm" svg:y1="13.827cm" svg:x2="17.002cm" svg:y2="14.462cm">
          <text:p/>
        </draw:line>
        <draw:line draw:style-name="gr18" draw:text-style-name="P11" draw:layer="layout" svg:x1="8.239cm" svg:y1="9.763cm" svg:x2="9.001cm" svg:y2="11.033cm">
          <text:p/>
        </draw:line>
        <draw:line draw:style-name="gr19" draw:text-style-name="P11" draw:layer="layout" svg:x1="10.017cm" svg:y1="12.049cm" svg:x2="11.922cm" svg:y2="13.065cm">
          <text:p/>
        </draw:line>
        <draw:line draw:style-name="gr20" draw:text-style-name="P11" draw:layer="layout" svg:x1="9.89cm" svg:y1="11.033cm" svg:x2="12.684cm" svg:y2="8.874cm">
          <text:p/>
        </draw:line>
        <draw:line draw:style-name="gr21" draw:text-style-name="P8" draw:layer="layout" svg:x1="11.668cm" svg:y1="6.715cm" svg:x2="17.002cm" svg:y2="6.715cm">
          <text:p/>
        </draw:line>
        <draw:line draw:style-name="gr22" draw:text-style-name="P8" draw:layer="layout" svg:x1="12.684cm" svg:y1="8.874cm" svg:x2="17.102cm" svg:y2="8.874cm">
          <text:p/>
        </draw:line>
        <draw:line draw:style-name="gr23" draw:text-style-name="P8" draw:layer="layout" svg:x1="13.192cm" svg:y1="12.938cm" svg:x2="14.462cm" svg:y2="11.922cm">
          <text:p/>
        </draw:line>
        <draw:frame draw:style-name="gr24" draw:text-style-name="P7" draw:layer="layout" svg:width="1.097cm" svg:height="1.199cm" svg:x="3.84cm" svg:y="4.937cm">
          <draw:text-box>
            <text:p text:style-name="P4"><text:span text:style-name="T5">N</text:span></text:p>
          </draw:text-box>
        </draw:frame>
        <draw:frame draw:style-name="gr25" draw:text-style-name="P7" draw:layer="layout" svg:width="1.097cm" svg:height="1.199cm" svg:x="5.745cm" svg:y="7.477cm">
          <draw:text-box>
            <text:p text:style-name="P4"><text:span text:style-name="T5">N</text:span></text:p>
          </draw:text-box>
        </draw:frame>
        <draw:frame draw:style-name="gr26" draw:text-style-name="P9" draw:layer="layout" svg:width="1.208cm" svg:height="1.195cm" svg:x="7.604cm" svg:y="4.377cm">
          <draw:text-box>
            <text:p text:style-name="P4"><text:span text:style-name="T6">Y</text:span></text:p>
          </draw:text-box>
        </draw:frame>
        <draw:frame draw:style-name="gr27" draw:text-style-name="P9" draw:layer="layout" svg:width="1.208cm" svg:height="1.195cm" svg:x="8.747cm" svg:y="6.79cm">
          <draw:text-box>
            <text:p text:style-name="P4"><text:span text:style-name="T6">Y</text:span></text:p>
          </draw:text-box>
        </draw:frame>
        <draw:frame draw:style-name="gr28" draw:text-style-name="P9" draw:layer="layout" svg:width="1.208cm" svg:height="1.195cm" svg:x="10.398cm" svg:y="9.001cm">
          <draw:text-box>
            <text:p text:style-name="P4"><text:span text:style-name="T6">Y</text:span></text:p>
          </draw:text-box>
        </draw:frame>
        <draw:frame draw:style-name="gr29" draw:text-style-name="P7" draw:layer="layout" svg:width="1.097cm" svg:height="1.199cm" svg:x="10.444cm" svg:y="12.501cm">
          <draw:text-box>
            <text:p text:style-name="P4"><text:span text:style-name="T5">N</text:span></text:p>
          </draw:text-box>
        </draw:frame>
        <draw:custom-shape draw:style-name="gr1" draw:text-style-name="P2" draw:layer="layout" svg:width="1.524cm" svg:height="1.524cm" svg:x="11.795cm" svg:y="12.684cm">
          <text:p text:style-name="P1"><text:span text:style-name="T1">C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0" draw:text-style-name="P9" draw:layer="layout" svg:width="1.335cm" svg:height="1.195cm" svg:x="13.254cm" svg:y="11.235cm">
          <draw:text-box>
            <text:p text:style-name="P4"><text:span text:style-name="T6">Y</text:span></text:p>
          </draw:text-box>
        </draw:frame>
        <draw:line draw:style-name="gr31" draw:text-style-name="P8" draw:layer="layout" svg:x1="14.462cm" svg:y1="11.922cm" svg:x2="17.102cm" svg:y2="11.922cm">
          <text:p/>
        </draw:line>
        <draw:custom-shape draw:style-name="gr32" draw:text-style-name="P3" draw:layer="layout" svg:width="9.098cm" svg:height="1.143cm" svg:x="17.048cm" svg:y="13.827cm">
          <text:p text:style-name="P1"><text:span text:style-name="T2">No A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3" draw:text-style-name="P8" draw:layer="layout" svg:x1="8.239cm" svg:y1="8.747cm" svg:x2="11.668cm" svg:y2="6.715cm">
          <text:p/>
        </draw:line>
        <draw:frame draw:style-name="gr34" draw:text-style-name="P7" draw:layer="layout" svg:width="1.097cm" svg:height="1.199cm" svg:x="14.208cm" svg:y="13.954cm">
          <draw:text-box>
            <text:p text:style-name="P4"><text:span text:style-name="T5">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4T15:23:11.009000000</meta:creation-date>
    <dc:date>2019-04-14T15:42:29.665000000</dc:date>
    <meta:editing-duration>PT19M14S</meta:editing-duration>
    <meta:editing-cycles>9</meta:editing-cycles>
    <meta:generator>LibreOffice/6.2.2.2$Windows_X86_64 LibreOffice_project/2b840030fec2aae0fd2658d8d4f9548af4e3518d</meta:generator>
    <meta:document-statistic meta:object-count="38"/>
  </office:meta>
</office:document-meta>
</file>